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99cccc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0.034cm" fo:min-width="0.066cm"/>
    </style:style>
    <style:style style:name="gr5" style:family="graphic" style:parent-style-name="standard">
      <style:graphic-properties svg:stroke-color="#000000" draw:fill-color="#ff6666" draw:textarea-horizontal-align="justify" draw:textarea-vertical-align="middle" draw:auto-grow-height="false" fo:min-height="0.034cm" fo:min-width="0.0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0.637cm"/>
    </style:style>
    <style:style style:name="gr9" style:family="graphic" style:parent-style-name="standard">
      <style:graphic-properties draw:stroke="none" svg:stroke-color="#000000" draw:fill="none" draw:fill-color="#ffffff" fo:min-height="0.445cm"/>
    </style:style>
    <style:style style:name="gr10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1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95cm" fo:min-width="1.171cm" fo:padding-top="0.125cm" fo:padding-bottom="0.125cm" fo:padding-left="0.25cm" fo:padding-right="0.25cm"/>
    </style:style>
    <style:style style:name="gr12" style:family="graphic" style:parent-style-name="standard">
      <style:graphic-properties svg:stroke-color="#000000" draw:fill-color="#ff6666" draw:textarea-horizontal-align="justify" draw:textarea-vertical-align="middle" draw:auto-grow-height="false" fo:min-height="0.106cm" fo:min-width="0.16cm"/>
    </style:style>
    <style:style style:name="gr13" style:family="graphic" style:parent-style-name="standard">
      <style:graphic-properties svg:stroke-color="#000000" draw:fill-color="#99ff99" draw:textarea-horizontal-align="justify" draw:textarea-vertical-align="middle" draw:auto-grow-height="false" fo:min-height="0.105cm" fo:min-width="0.158cm"/>
    </style:style>
    <style:style style:name="gr14" style:family="graphic" style:parent-style-name="standard">
      <style:graphic-properties svg:stroke-color="#000000" draw:fill-color="#9999ff" draw:textarea-horizontal-align="justify" draw:textarea-vertical-align="middle" draw:auto-grow-height="false" fo:min-height="0.251cm" fo:min-width="0.001cm"/>
    </style:style>
    <style:style style:name="gr15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5cm" fo:min-width="1.3cm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-color="#99ff99" draw:textarea-horizontal-align="justify" draw:textarea-vertical-align="middle" draw:auto-grow-height="false" fo:min-height="0.098cm" fo:min-width="0.19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color="#000000" draw:fill-color="#ff6666" draw:textarea-horizontal-align="justify" draw:textarea-vertical-align="middle" draw:auto-grow-height="false" fo:min-height="0.098cm" fo:min-width="0.196cm"/>
    </style:style>
    <style:style style:name="gr19" style:family="graphic" style:parent-style-name="standard">
      <style:graphic-properties svg:stroke-color="#000000" draw:fill-color="#99cccc" draw:textarea-horizontal-align="justify" draw:textarea-vertical-align="middle" draw:auto-grow-height="false" fo:min-height="0.583cm" fo:min-width="0.885cm"/>
    </style:style>
    <style:style style:name="gr20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894cm" fo:min-width="0.998cm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35cm" fo:min-width="1.17cm" fo:padding-top="0.125cm" fo:padding-bottom="0.125cm" fo:padding-left="0.25cm" fo:padding-right="0.25cm"/>
    </style:style>
    <style:style style:name="gr22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35cm" fo:min-width="0.999cm" fo:padding-top="0.125cm" fo:padding-bottom="0.125cm" fo:padding-left="0.25cm" fo:padding-right="0.25cm"/>
    </style:style>
    <style:style style:name="gr23" style:family="graphic" style:parent-style-name="standard">
      <style:graphic-properties svg:stroke-color="#000000" draw:fill-color="#ff6666" draw:textarea-horizontal-align="justify" draw:textarea-vertical-align="middle" draw:auto-grow-height="false" fo:min-height="0.098cm" fo:min-width="0.195cm"/>
    </style:style>
    <style:style style:name="gr24" style:family="graphic" style:parent-style-name="standard">
      <style:graphic-properties svg:stroke-color="#000000" draw:fill-color="#9999ff" draw:textarea-horizontal-align="justify" draw:textarea-vertical-align="middle" draw:auto-grow-height="false" fo:min-height="0.228cm" fo:min-width="0cm"/>
    </style:style>
    <style:style style:name="gr25" style:family="graphic" style:parent-style-name="standard">
      <style:graphic-properties svg:stroke-color="#000000" draw:fill-color="#99cccc" draw:textarea-horizontal-align="justify" draw:textarea-vertical-align="middle" draw:auto-grow-height="false" fo:min-height="0.599cm" fo:min-width="0.814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99cccc" draw:textarea-horizontal-align="justify" draw:textarea-vertical-align="middle" draw:auto-grow-height="false" fo:min-height="1.093cm" fo:min-width="0.814cm"/>
    </style:style>
    <style:style style:name="gr28" style:family="graphic" style:parent-style-name="standard">
      <style:graphic-properties svg:stroke-color="#000000" draw:fill-color="#ff6666" draw:textarea-horizontal-align="justify" draw:textarea-vertical-align="middle" draw:auto-grow-height="false" fo:min-height="0.194cm" fo:min-width="0.092cm"/>
    </style:style>
    <style:style style:name="gr29" style:family="graphic" style:parent-style-name="standard">
      <style:graphic-properties svg:stroke-color="#000000" draw:fill-color="#99cccc" draw:textarea-horizontal-align="justify" draw:textarea-vertical-align="middle" draw:auto-grow-height="false" fo:min-height="0.599cm" fo:min-width="0.774cm"/>
    </style:style>
    <style:style style:name="gr30" style:family="graphic" style:parent-style-name="standard" style:list-style-name="L1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95cm" fo:min-width="1.171cm" fo:padding-top="0.125cm" fo:padding-bottom="0.125cm" fo:padding-left="0.25cm" fo:padding-right="0.25cm"/>
    </style:style>
    <style:style style:name="gr3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32" style:family="graphic" style:parent-style-name="standard">
      <style:graphic-properties svg:stroke-color="#000000" draw:fill-color="#99cccc" draw:textarea-horizontal-align="justify" draw:textarea-vertical-align="middle" draw:auto-grow-height="false" fo:min-height="1.164cm" fo:min-width="1.83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ff99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666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99cccc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1.4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5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8cm" svg:height="0.4cm" svg:x="4.4cm" svg:y="19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cm" svg:height="0.4cm" svg:x="7.001cm" svg:y="18.101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7cm" svg:y1="19.3cm" svg:x2="7.9cm" svg:y2="19.3cm">
          <text:p/>
        </draw:line>
        <draw:frame draw:style-name="gr7" draw:text-style-name="P8" draw:layer="layout" svg:width="1.4cm" svg:height="0.569cm" svg:x="2.3cm" svg:y="18cm">
          <draw:text-box>
            <text:p><text:span text:style-name="T1">action</text:span></text:p>
          </draw:text-box>
        </draw:frame>
        <draw:frame draw:style-name="gr8" draw:text-style-name="P8" draw:layer="layout" svg:width="1.7cm" svg:height="0.887cm" svg:x="2.3cm" svg:y="18.901cm">
          <draw:text-box>
            <text:p><text:span text:style-name="T1">affichage</text:span></text:p>
          </draw:text-box>
        </draw:frame>
        <draw:frame draw:style-name="gr8" draw:text-style-name="P8" draw:layer="layout" svg:width="1.7cm" svg:height="0.887cm" svg:x="5.2cm" svg:y="18.002cm">
          <draw:text-box>
            <text:p><text:span text:style-name="T1">message</text:span></text:p>
          </draw:text-box>
        </draw:frame>
        <draw:frame draw:style-name="gr8" draw:text-style-name="P8" draw:layer="layout" svg:width="1.7cm" svg:height="0.887cm" svg:x="5.2cm" svg:y="18.903cm">
          <draw:text-box>
            <text:p><text:span text:style-name="T1">validation</text:span></text:p>
          </draw:text-box>
        </draw:frame>
        <draw:frame draw:style-name="gr7" draw:text-style-name="P8" draw:layer="layout" svg:width="1.4cm" svg:height="0.569cm" svg:x="7.8cm" svg:y="18.004cm">
          <draw:text-box>
            <text:p><text:span text:style-name="T1">échec</text:span></text:p>
          </draw:text-box>
        </draw:frame>
        <draw:frame draw:style-name="gr9" draw:text-style-name="P8" draw:layer="layout" svg:width="1.7cm" svg:height="0.695cm" svg:x="7.8cm" svg:y="19.005cm">
          <draw:text-box>
            <text:p><text:span text:style-name="T1">transition</text:span></text:p>
          </draw:text-box>
        </draw:frame>
        <draw:custom-shape draw:style-name="gr10" draw:text-style-name="P9" draw:layer="layout" svg:width="1cm" svg:height="0.5cm" svg:x="9.6cm" svg:y="1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cm" svg:height="0.887cm" svg:x="10.5cm" svg:y="18cm">
          <draw:text-box>
            <text:p><text:span text:style-name="T1">informati</text:span><text:span text:style-name="T1">on</text:span></text:p>
          </draw:text-box>
        </draw:frame>
        <draw:line draw:style-name="gr6" draw:text-style-name="P7" draw:layer="layout" svg:x1="2.8cm" svg:y1="9.4cm" svg:x2="4cm" svg:y2="9.4cm">
          <text:p/>
        </draw:line>
        <draw:line draw:style-name="gr6" draw:text-style-name="P7" draw:layer="layout" svg:x1="5.399cm" svg:y1="9.4cm" svg:x2="6.599cm" svg:y2="9.4cm">
          <text:p/>
        </draw:line>
        <draw:custom-shape draw:style-name="gr11" draw:text-style-name="P10" draw:layer="layout" svg:width="1.671cm" svg:height="1.2cm" svg:x="9.5cm" svg:y="9cm">
          <text:p text:style-name="P4"><text:span text:style-name="T1">ch</text:span><text:span text:style-name="T1">os</text:span><text:span text:style-name="T1">e </text:span></text:p>
          <text:p text:style-name="P4"><text:span text:style-name="T1">De</text:span><text:span text:style-name="T1">gre</text:span><text:span text:style-name="T1">e</text:span></text:p>
          <text:p text:style-name="P4"><text:span text:style-name="T1"><text:s/></text:span><text:span text:style-name="T1">of </text:span><text:span text:style-name="T1">diffi</text:span><text:span text:style-name="T1">cul</text:span><text:span text:style-name="T1">ty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32cm" svg:height="0.502cm" svg:x="9.868cm" svg:y="6.8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93cm" svg:height="0.501cm" svg:x="12.006cm" svg:y="9.1cm">
          <text:p text:style-name="P4"><text:span text:style-name="T1">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0.334cm" svg:y1="9cm" svg:x2="10.4cm" svg:y2="7.3cm">
          <text:p/>
        </draw:line>
        <draw:line draw:style-name="gr6" draw:text-style-name="P7" draw:layer="layout" svg:x1="11.17cm" svg:y1="9.4cm" svg:x2="12.005cm" svg:y2="9.4cm">
          <text:p/>
        </draw:line>
        <draw:line draw:style-name="gr6" draw:text-style-name="P7" draw:layer="layout" svg:x1="4.6cm" svg:y1="9.8cm" svg:x2="4.6cm" svg:y2="10.6cm">
          <text:p/>
        </draw:line>
        <draw:line draw:style-name="gr6" draw:text-style-name="P7" draw:layer="layout" svg:x1="4.699cm" svg:y1="8.101cm" svg:x2="4.699cm" svg:y2="8.9cm">
          <text:p/>
        </draw:line>
        <draw:custom-shape draw:style-name="gr14" draw:text-style-name="P11" draw:layer="layout" svg:width="1.001cm" svg:height="1.001cm" svg:x="2.099cm" svg:y="10.4cm">
          <text:p text:style-name="P4"><text:span text:style-name="T1">ero</text:span><text:span text:style-name="T1">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1.8cm" svg:height="0.8cm" svg:x="3.8cm" svg:y="9cm">
          <text:p text:style-name="P4"><text:span text:style-name="T1">Ent</text:span><text:span text:style-name="T1">er </text:span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934cm" svg:y1="9.4cm" svg:x2="13.769cm" svg:y2="9.4cm">
          <text:p/>
        </draw:line>
        <draw:line draw:style-name="gr6" draw:text-style-name="P7" draw:layer="layout" svg:x1="15.3cm" svg:y1="9.3cm" svg:x2="16.3cm" svg:y2="9.3cm">
          <text:p/>
        </draw:line>
        <draw:line draw:style-name="gr6" draw:text-style-name="P7" draw:layer="layout" svg:x1="19.8cm" svg:y1="9cm" svg:x2="19.8cm" svg:y2="8.1cm">
          <text:p/>
        </draw:line>
        <draw:custom-shape draw:style-name="gr16" draw:text-style-name="P5" draw:layer="layout" svg:width="0.982cm" svg:height="0.492cm" svg:x="19.2cm" svg:y="7.608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4.605cm" svg:y1="7.801cm" svg:x2="14.605cm" svg:y2="8.6cm">
          <text:p/>
        </draw:line>
        <draw:line draw:style-name="gr17" draw:text-style-name="P7" draw:layer="layout" svg:x1="14.605cm" svg:y1="7.8cm" svg:x2="19.1cm" svg:y2="7.8cm">
          <text:p/>
        </draw:line>
        <draw:custom-shape draw:style-name="gr18" draw:text-style-name="P6" draw:layer="layout" svg:width="0.982cm" svg:height="0.492cm" svg:x="21.568cm" svg:y="9.07cm">
          <text:p text:style-name="P4"><text:span text:style-name="T1">K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0.787cm" svg:y1="9.364cm" svg:x2="21.571cm" svg:y2="9.364cm">
          <text:p/>
        </draw:line>
        <draw:custom-shape draw:style-name="gr19" draw:text-style-name="P12" draw:layer="layout" svg:width="1.959cm" svg:height="1.177cm" svg:x="23.211cm" svg:y="8.678cm">
          <text:p text:style-name="P4"><text:span text:style-name="T1">Display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551cm" svg:y1="9.266cm" svg:x2="23.316cm" svg:y2="9.266cm">
          <text:p/>
        </draw:line>
        <draw:custom-shape draw:style-name="gr20" draw:text-style-name="P10" draw:layer="layout" svg:width="1.498cm" svg:height="1.144cm" svg:x="25.802cm" svg:y="8.7cm">
          <text:p text:style-name="P4"><text:span text:style-name="T1">Replay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5.202cm" svg:y1="9.266cm" svg:x2="25.9cm" svg:y2="9.3cm">
          <text:p/>
        </draw:line>
        <draw:line draw:style-name="gr6" draw:text-style-name="P7" draw:layer="layout" svg:x1="27cm" svg:y1="8.7cm" svg:x2="27.7cm" svg:y2="6.3cm">
          <text:p/>
        </draw:line>
        <draw:line draw:style-name="gr6" draw:text-style-name="P7" draw:layer="layout" svg:x1="27cm" svg:y1="9.9cm" svg:x2="27.5cm" svg:y2="12.9cm">
          <text:p/>
        </draw:line>
        <draw:custom-shape draw:style-name="gr21" draw:text-style-name="P10" draw:layer="layout" svg:width="1.67cm" svg:height="0.785cm" svg:x="18.93cm" svg:y="9cm">
          <text:p text:style-name="P4"><text:span text:style-name="T1">Enter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.499cm" svg:height="0.785cm" svg:x="27.1cm" svg:y="12.915cm">
          <text:p text:style-name="P4"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4.7cm" svg:y1="6.6cm" svg:x2="26.7cm" svg:y2="6.5cm">
          <text:p/>
        </draw:line>
        <draw:line draw:style-name="gr6" draw:text-style-name="P7" draw:layer="layout" svg:x1="4.7cm" svg:y1="6.6cm" svg:x2="4.7cm" svg:y2="8.9cm">
          <text:p/>
        </draw:line>
        <draw:line draw:style-name="gr17" draw:text-style-name="P7" draw:layer="layout" svg:x1="26.7cm" svg:y1="6.5cm" svg:x2="26.7cm" svg:y2="8.6cm">
          <text:p/>
        </draw:line>
        <draw:line draw:style-name="gr17" draw:text-style-name="P7" draw:layer="layout" svg:x1="28.2cm" svg:y1="13.732cm" svg:x2="28.2cm" svg:y2="14.4cm">
          <text:p/>
        </draw:line>
        <draw:custom-shape draw:style-name="gr23" draw:text-style-name="P6" draw:layer="layout" svg:width="0.983cm" svg:height="0.492cm" svg:x="21.568cm" svg:y="9.071cm">
          <text:p text:style-name="P4"><text:span text:style-name="T1">K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8.2cm" svg:y1="7.8cm" svg:x2="28.3cm" svg:y2="8.9cm">
          <text:p/>
        </draw:line>
        <draw:line draw:style-name="gr6" draw:text-style-name="P7" draw:layer="layout" svg:x1="28.2cm" svg:y1="9.2cm" svg:x2="27.235cm" svg:y2="9.2cm">
          <text:p/>
        </draw:line>
        <draw:custom-shape draw:style-name="gr24" draw:text-style-name="P11" draw:layer="layout" svg:width="0.833cm" svg:height="0.954cm" svg:x="27.867cm" svg:y="8.746cm">
          <text:p text:style-name="P4"><text:span text:style-name="T1">er</text:span><text:span text:style-name="T1">or</text:span><text:span text:style-name="T1">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0.932cm" svg:height="0.502cm" svg:x="4.168cm" svg:y="10.7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1.856cm" svg:height="1.199cm" svg:x="6.644cm" svg:y="8.9cm">
          <text:p text:style-name="P4"><text:span text:style-name="T1">Di</text:span><text:span text:style-name="T1">s</text:span><text:span text:style-name="T1">pl</text:span><text:span text:style-name="T1">a</text:span><text:span text:style-name="T1">y </text:span><text:span text:style-name="T1">n</text:span><text:span text:style-name="T1">a</text:span><text:span text:style-name="T1">m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8.5cm" svg:y1="9.6cm" svg:x2="9.5cm" svg:y2="9.6cm">
          <text:p/>
        </draw:line>
        <draw:line draw:style-name="gr6" draw:text-style-name="P7" draw:layer="layout" svg:x1="4.2cm" svg:y1="10.9cm" svg:x2="3.1cm" svg:y2="10.9cm">
          <text:p/>
        </draw:line>
        <draw:custom-shape draw:style-name="gr13" draw:text-style-name="P5" draw:layer="layout" svg:width="0.93cm" svg:height="0.501cm" svg:x="5.6cm" svg:y="8.699cm">
          <text:p text:style-name="P4"><text:span text:style-name="T1">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9cm" svg:y1="7cm" svg:x2="8.8cm" svg:y2="7cm">
          <text:p/>
        </draw:line>
        <draw:custom-shape draw:style-name="gr14" draw:text-style-name="P11" draw:layer="layout" svg:width="1.001cm" svg:height="1.001cm" svg:x="7.8cm" svg:y="6.5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7" draw:layer="layout" svg:x1="7.2cm" svg:y1="7cm" svg:x2="7.9cm" svg:y2="7cm">
          <text:p/>
        </draw:line>
        <draw:line draw:style-name="gr26" draw:text-style-name="P7" draw:layer="layout" svg:x1="7.2cm" svg:y1="7cm" svg:x2="7.2cm" svg:y2="8.9cm">
          <text:p/>
        </draw:line>
        <draw:custom-shape draw:style-name="gr27" draw:text-style-name="P12" draw:layer="layout" svg:width="1.856cm" svg:height="1.899cm" svg:x="16.3cm" svg:y="8.301cm">
          <text:p text:style-name="P4"><text:span text:style-name="T1">Di</text:span><text:span text:style-name="T1">s</text:span><text:span text:style-name="T1">pl</text:span><text:span text:style-name="T1">a</text:span><text:span text:style-name="T1">y </text:span></text:p>
          <text:p text:style-name="P4"><text:span text:style-name="T1">S</text:span><text:span text:style-name="T1">e</text:span><text:span text:style-name="T1">q</text:span><text:span text:style-name="T1">u</text:span><text:span text:style-name="T1">a</text:span><text:span text:style-name="T1">n</text:span><text:span text:style-name="T1">c</text:span><text:span text:style-name="T1">e</text:span></text:p>
          <text:p text:style-name="P4"><text:span text:style-name="T1">n</text:span><text:span text:style-name="T1">u</text:span><text:span text:style-name="T1">m</text:span><text:span text:style-name="T1">b</text:span><text:span text:style-name="T1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8.226cm" svg:y1="9.3cm" svg:x2="18.9cm" svg:y2="9.3cm">
          <text:p/>
        </draw:line>
        <draw:custom-shape draw:style-name="gr11" draw:text-style-name="P10" draw:layer="layout" svg:width="1.671cm" svg:height="1.2cm" svg:x="13.7cm" svg:y="8.8cm">
          <text:p text:style-name="P4"><text:span text:style-name="T1">ad</text:span><text:span text:style-name="T1">d </text:span></text:p>
          <text:p text:style-name="P4"><text:span text:style-name="T1">Se</text:span><text:span text:style-name="T1">qu</text:span><text:span text:style-name="T1">en</text:span><text:span text:style-name="T1">ce</text:span></text:p>
          <text:p text:style-name="P4"><text:span text:style-name="T1">nu</text:span><text:span text:style-name="T1">mb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836cm" svg:height="0.626cm" svg:x="27.8cm" svg:y="7.2cm">
          <text:p text:style-name="P4"><text:span text:style-name="T1">K</text:span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8.3cm" svg:y1="10.7cm" svg:x2="28.3cm" svg:y2="9.602cm">
          <text:p/>
        </draw:line>
        <draw:line draw:style-name="gr17" draw:text-style-name="P7" draw:layer="layout" svg:x1="24.7cm" svg:y1="5.8cm" svg:x2="26.6cm" svg:y2="5.8cm">
          <text:p/>
        </draw:line>
        <draw:line draw:style-name="gr17" draw:text-style-name="P7" draw:layer="layout" svg:x1="24.7cm" svg:y1="6.5cm" svg:x2="24.7cm" svg:y2="5.8cm">
          <text:p/>
        </draw:line>
        <draw:line draw:style-name="gr6" draw:text-style-name="P7" draw:layer="layout" svg:x1="23.3cm" svg:y1="6.5cm" svg:x2="22.2cm" svg:y2="6.5cm">
          <text:p/>
        </draw:line>
        <draw:line draw:style-name="gr6" draw:text-style-name="P7" draw:layer="layout" svg:x1="13.431cm" svg:y1="6.538cm" svg:x2="12.331cm" svg:y2="6.538cm">
          <text:p/>
        </draw:line>
        <draw:line draw:style-name="gr17" draw:text-style-name="P7" draw:layer="layout" svg:x1="28.1cm" svg:y1="7.2cm" svg:x2="28.1cm" svg:y2="6.3cm">
          <text:p/>
        </draw:line>
        <draw:line draw:style-name="gr17" draw:text-style-name="P7" draw:layer="layout" svg:x1="28.3cm" svg:y1="11.5cm" svg:x2="28.3cm" svg:y2="12.9cm">
          <text:p/>
        </draw:line>
      </draw:page>
      <draw:page draw:name="page2" draw:style-name="dp1" draw:master-page-name="Standard">
        <draw:custom-shape draw:style-name="gr1" draw:text-style-name="P1" draw:layer="layout" svg:width="1cm" svg:height="0.5cm" svg:x="1.5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5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8cm" svg:height="0.4cm" svg:x="4.4cm" svg:y="19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cm" svg:height="0.4cm" svg:x="7.001cm" svg:y="18.101cm">
          <text:p text:style-name="P4"><text:span text:style-name="T1">K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7cm" svg:y1="19.3cm" svg:x2="7.9cm" svg:y2="19.3cm">
          <text:p/>
        </draw:line>
        <draw:frame draw:style-name="gr7" draw:text-style-name="P8" draw:layer="layout" svg:width="1.4cm" svg:height="0.569cm" svg:x="2.3cm" svg:y="18cm">
          <draw:text-box>
            <text:p><text:span text:style-name="T1">action</text:span></text:p>
          </draw:text-box>
        </draw:frame>
        <draw:frame draw:style-name="gr8" draw:text-style-name="P8" draw:layer="layout" svg:width="1.7cm" svg:height="0.887cm" svg:x="2.3cm" svg:y="18.901cm">
          <draw:text-box>
            <text:p><text:span text:style-name="T1">affichage</text:span></text:p>
          </draw:text-box>
        </draw:frame>
        <draw:frame draw:style-name="gr8" draw:text-style-name="P8" draw:layer="layout" svg:width="1.7cm" svg:height="0.887cm" svg:x="5.2cm" svg:y="18.002cm">
          <draw:text-box>
            <text:p><text:span text:style-name="T1">m</text:span><text:span text:style-name="T1">es</text:span><text:span text:style-name="T1">sa</text:span><text:span text:style-name="T1">ge</text:span></text:p>
          </draw:text-box>
        </draw:frame>
        <draw:frame draw:style-name="gr8" draw:text-style-name="P8" draw:layer="layout" svg:width="1.7cm" svg:height="0.887cm" svg:x="5.2cm" svg:y="18.903cm">
          <draw:text-box>
            <text:p><text:span text:style-name="T1">validation</text:span></text:p>
          </draw:text-box>
        </draw:frame>
        <draw:frame draw:style-name="gr7" draw:text-style-name="P8" draw:layer="layout" svg:width="1.4cm" svg:height="0.569cm" svg:x="7.8cm" svg:y="18.004cm">
          <draw:text-box>
            <text:p><text:span text:style-name="T1">échec</text:span></text:p>
          </draw:text-box>
        </draw:frame>
        <draw:frame draw:style-name="gr9" draw:text-style-name="P8" draw:layer="layout" svg:width="1.7cm" svg:height="0.695cm" svg:x="7.8cm" svg:y="19.005cm">
          <draw:text-box>
            <text:p><text:span text:style-name="T1">transition</text:span></text:p>
          </draw:text-box>
        </draw:frame>
        <draw:frame draw:style-name="gr8" draw:text-style-name="P8" draw:layer="layout" svg:width="2cm" svg:height="0.887cm" svg:x="10.5cm" svg:y="18cm">
          <draw:text-box>
            <text:p><text:span text:style-name="T1">infor</text:span><text:span text:style-name="T1">mati</text:span><text:span text:style-name="T1">on</text:span></text:p>
          </draw:text-box>
        </draw:frame>
        <draw:custom-shape draw:style-name="gr29" draw:text-style-name="P12" draw:layer="Couche4" svg:width="1.8cm" svg:height="1.199cm" svg:x="1.6cm" svg:y="9.2cm">
          <text:p text:style-name="P4"><text:span text:style-name="T1">Pl</text:span><text:span text:style-name="T1">ay</text:span><text:span text:style-name="T1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Couche4" svg:x1="3.4cm" svg:y1="9.8cm" svg:x2="4.1cm" svg:y2="9.8cm">
          <text:p/>
        </draw:line>
        <draw:custom-shape draw:style-name="gr29" draw:text-style-name="P12" draw:layer="Couche4" svg:width="1.8cm" svg:height="1.199cm" svg:x="4.1cm" svg:y="9.201cm">
          <text:p text:style-name="P4"><text:span text:style-name="T1">Ra</text:span><text:span text:style-name="T1">ce</text:span></text:p>
          <text:p text:style-name="P4"><text:span text:style-name="T1"><text:s/></text:span><text:span text:style-name="T1">ch</text:span><text:span text:style-name="T1">ara</text:span><text:span text:style-name="T1">cte</text:span><text:span text:style-name="T1">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Couche4" svg:x1="5.9cm" svg:y1="9.8cm" svg:x2="6.7cm" svg:y2="9.8cm">
          <text:p/>
        </draw:line>
        <draw:line draw:style-name="gr6" draw:text-style-name="P7" draw:layer="Couche4" svg:x1="7.6cm" svg:y1="9.2cm" svg:x2="7.6cm" svg:y2="7.5cm">
          <text:p/>
        </draw:line>
        <draw:custom-shape draw:style-name="gr12" draw:text-style-name="P6" draw:layer="Couche4" svg:width="0.932cm" svg:height="0.502cm" svg:x="7.1cm" svg:y="6.998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Couche4" svg:x1="7.1cm" svg:y1="7.3cm" svg:x2="6.3cm" svg:y2="7.3cm">
          <text:p/>
        </draw:line>
        <draw:custom-shape draw:style-name="gr14" draw:text-style-name="P11" draw:layer="Couche4" svg:width="1.001cm" svg:height="1.001cm" svg:x="5.3cm" svg:y="6.799cm">
          <text:p text:style-name="P4"><text:span text:style-name="T1">ero</text:span><text:span text:style-name="T1">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7" draw:layer="Couche4" svg:x1="4.9cm" svg:y1="7.3cm" svg:x2="5.3cm" svg:y2="7.3cm">
          <text:p/>
        </draw:line>
        <draw:line draw:style-name="gr6" draw:text-style-name="P7" draw:layer="Couche4" svg:x1="4.9cm" svg:y1="7.3cm" svg:x2="4.9cm" svg:y2="9.2cm">
          <text:p/>
        </draw:line>
        <draw:line draw:style-name="gr6" draw:text-style-name="P7" draw:layer="Couche4" svg:x1="8.4cm" svg:y1="9.8cm" svg:x2="9.1cm" svg:y2="9.8cm">
          <text:p/>
        </draw:line>
        <draw:custom-shape draw:style-name="gr11" draw:text-style-name="P10" draw:layer="Couche4" svg:width="1.671cm" svg:height="1.2cm" svg:x="6.7cm" svg:y="9.2cm">
          <text:p text:style-name="P4"><text:span text:style-name="T1">c</text:span><text:span text:style-name="T1">h</text:span><text:span text:style-name="T1">o</text:span><text:span text:style-name="T1">s</text:span><text:span text:style-name="T1">e</text:span><text:span text:style-name="T1"> </text:span></text:p>
          <text:p text:style-name="P4"><text:span text:style-name="T1">r</text:span><text:span text:style-name="T1">a</text:span><text:span text:style-name="T1">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Couche4" svg:width="1.671cm" svg:height="1.2cm" svg:x="14.329cm" svg:y="9.3cm">
          <text:p text:style-name="P4"><text:span text:style-name="T1">Compute</text:span><text:span text:style-name="T1">r </text:span></text:p>
          <text:p text:style-name="P4"><text:span text:style-name="T1">choice </text:span></text:p>
          <text:p text:style-name="P4"><text:span text:style-name="T1">en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Couche4" svg:x1="13.422cm" svg:y1="9.8cm" svg:x2="14.3cm" svg:y2="9.8cm">
          <text:p/>
        </draw:line>
        <draw:line draw:style-name="gr6" draw:text-style-name="P7" draw:layer="Couche4" svg:x1="16cm" svg:y1="9.8cm" svg:x2="16.9cm" svg:y2="9.8cm">
          <text:p/>
        </draw:line>
        <draw:custom-shape draw:style-name="gr29" draw:text-style-name="P12" draw:layer="Couche4" svg:width="1.8cm" svg:height="1.199cm" svg:x="16.9cm" svg:y="9.3cm">
          <text:p text:style-name="P4"><text:span text:style-name="T1">Display</text:span></text:p>
          <text:p text:style-name="P4"><text:span text:style-name="T1"><text:s/></text:span><text:span text:style-name="T1">choice</text:span></text:p>
          <text:p text:style-name="P4"><text:span text:style-name="T1">for f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Couche4" svg:x1="10.8cm" svg:y1="9.9cm" svg:x2="11.7cm" svg:y2="9.9cm">
          <text:p/>
        </draw:line>
        <draw:line draw:style-name="gr6" draw:text-style-name="P7" draw:layer="Couche4" svg:x1="12.626cm" svg:y1="9.2cm" svg:x2="12.626cm" svg:y2="7.5cm">
          <text:p/>
        </draw:line>
        <draw:custom-shape draw:style-name="gr12" draw:text-style-name="P6" draw:layer="Couche4" svg:width="0.932cm" svg:height="0.502cm" svg:x="12.126cm" svg:y="6.998cm">
          <text:p text:style-name="P4"><text:span text:style-name="T1">K</text:span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Couche4" svg:x1="12.126cm" svg:y1="7.3cm" svg:x2="11.326cm" svg:y2="7.3cm">
          <text:p/>
        </draw:line>
        <draw:line draw:style-name="gr17" draw:text-style-name="P7" draw:layer="Couche4" svg:x1="9.926cm" svg:y1="7.3cm" svg:x2="10.326cm" svg:y2="7.3cm">
          <text:p/>
        </draw:line>
        <draw:line draw:style-name="gr6" draw:text-style-name="P7" draw:layer="Couche4" svg:x1="9.926cm" svg:y1="7.3cm" svg:x2="9.926cm" svg:y2="9.2cm">
          <text:p/>
        </draw:line>
        <draw:custom-shape draw:style-name="gr11" draw:text-style-name="P10" draw:layer="Couche4" svg:width="1.671cm" svg:height="1.2cm" svg:x="11.726cm" svg:y="9.2cm">
          <text:p text:style-name="P4"><text:span text:style-name="T1">W</text:span><text:span text:style-name="T1">r</text:span><text:span text:style-name="T1">i</text:span><text:span text:style-name="T1">t</text:span><text:span text:style-name="T1">t</text:span><text:span text:style-name="T1">e</text:span><text:span text:style-name="T1"> </text:span><text:span text:style-name="T1">y</text:span><text:span text:style-name="T1">o</text:span><text:span text:style-name="T1">u</text:span><text:span text:style-name="T1">r</text:span></text:p>
          <text:p text:style-name="P4"><text:span text:style-name="T1">n</text:span><text:span text:style-name="T1">a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Couche4" svg:width="1.8cm" svg:height="1.199cm" svg:x="9cm" svg:y="9.301cm">
          <text:p text:style-name="P4"><text:span text:style-name="T1">Pla</text:span><text:span text:style-name="T1">yer </text:span></text:p>
          <text:p text:style-name="P4"><text:span text:style-name="T1">Ent</text:span><text:span text:style-name="T1">er</text:span></text:p>
          <text:p text:style-name="P4"><text:span text:style-name="T1">na</text:span><text:span text:style-name="T1">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Couche4" svg:width="1.001cm" svg:height="1.001cm" svg:x="10.3cm" svg:y="6.8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Couche4" svg:x1="18.726cm" svg:y1="9.9cm" svg:x2="19.626cm" svg:y2="9.9cm">
          <text:p/>
        </draw:line>
        <draw:line draw:style-name="gr6" draw:text-style-name="P7" draw:layer="Couche4" svg:x1="20.5cm" svg:y1="9.4cm" svg:x2="20.5cm" svg:y2="7.6cm">
          <text:p/>
        </draw:line>
        <draw:custom-shape draw:style-name="gr12" draw:text-style-name="P6" draw:layer="Couche4" svg:width="0.932cm" svg:height="0.502cm" svg:x="20.052cm" svg:y="7.098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Couche4" svg:x1="20.052cm" svg:y1="7.3cm" svg:x2="19.252cm" svg:y2="7.3cm">
          <text:p/>
        </draw:line>
        <draw:line draw:style-name="gr17" draw:text-style-name="P7" draw:layer="Couche4" svg:x1="17.852cm" svg:y1="7.3cm" svg:x2="18.3cm" svg:y2="7.3cm">
          <text:p/>
        </draw:line>
        <draw:line draw:style-name="gr6" draw:text-style-name="P7" draw:layer="Couche4" svg:x1="17.852cm" svg:y1="7.3cm" svg:x2="17.852cm" svg:y2="9.2cm">
          <text:p/>
        </draw:line>
        <draw:custom-shape draw:style-name="gr11" draw:text-style-name="P10" draw:layer="Couche4" svg:width="1.671cm" svg:height="1.2cm" svg:x="19.652cm" svg:y="9.2cm">
          <text:p text:style-name="P13"><text:span text:style-name="T1">Player </text:span></text:p>
          <text:p text:style-name="P13"><text:span text:style-name="T1">choice</text:span></text:p>
          <text:p text:style-name="P4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Couche4" svg:width="1.001cm" svg:height="1.001cm" svg:x="18.299cm" svg:y="6.799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4" draw:layer="Couche4" svg:width="1.671cm" svg:height="1.2cm" svg:x="22.229cm" svg:y="9.2cm">
          <text:p text:style-name="P13"><text:span text:style-name="T1">Calc</text:span><text:span text:style-name="T1">ulate</text:span><text:span text:style-name="T1">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Couche4" svg:x1="21.3cm" svg:y1="9.8cm" svg:x2="22.2cm" svg:y2="9.8cm">
          <text:p/>
        </draw:line>
        <draw:custom-shape draw:style-name="gr29" draw:text-style-name="P12" draw:layer="Couche4" svg:width="1.8cm" svg:height="1.199cm" svg:x="24.8cm" svg:y="9.2cm">
          <text:p text:style-name="P4"><text:span text:style-name="T1">Displa</text:span><text:span text:style-name="T1">y </text:span></text:p>
          <text:p text:style-name="P4"><text:span text:style-name="T1">result </text:span><text:span text:style-name="T1">and </text:span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Couche4" svg:x1="23.9cm" svg:y1="9.8cm" svg:x2="24.8cm" svg:y2="9.8cm">
          <text:p/>
        </draw:line>
        <draw:line draw:style-name="gr6" draw:text-style-name="P7" draw:layer="Couche4" svg:x1="25.6cm" svg:y1="9.2cm" svg:x2="25.6cm" svg:y2="7.9cm">
          <text:p/>
        </draw:line>
        <draw:line draw:style-name="gr6" draw:text-style-name="P7" draw:layer="Couche4" svg:x1="25.7cm" svg:y1="10.4cm" svg:x2="25.7cm" svg:y2="11.8cm">
          <text:p/>
        </draw:line>
        <draw:custom-shape draw:style-name="gr31" draw:text-style-name="P9" draw:layer="Couche4" svg:width="1cm" svg:height="0.5cm" svg:x="9.6cm" svg:y="18cm">
          <text:p text:style-name="P4"/>
          <draw:enhanced-geometry svg:viewBox="0 0 21600 21600" draw:type="rectangle" draw:enhanced-path="M 0 0 L 21600 0 21600 21600 0 21600 0 0 Z N"/>
        </draw:custom-shape>
        <draw:custom-shape draw:style-name="gr29" draw:text-style-name="P12" draw:layer="Couche4" svg:width="1.8cm" svg:height="1.199cm" svg:x="24.8cm" svg:y="11.9cm">
          <text:p text:style-name="P4"><text:span text:style-name="T1">I</text:span><text:span text:style-name="T1">f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/text:p>
          <text:p text:style-name="P4"><text:span text:style-name="T1">H</text:span><text:span text:style-name="T1">a</text:span><text:span text:style-name="T1">v</text:span><text:span text:style-name="T1">e</text:span><text:span text:style-name="T1"> </text:span><text:span text:style-name="T1">h</text:span><text:span text:style-name="T1">p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Couche4" svg:x1="17.8cm" svg:y1="12.5cm" svg:x2="24.8cm" svg:y2="12.5cm">
          <text:p/>
        </draw:line>
        <draw:line draw:style-name="gr6" draw:text-style-name="P7" draw:layer="Couche4" svg:x1="17.8cm" svg:y1="12.5cm" svg:x2="17.8cm" svg:y2="10.5cm">
          <text:p/>
        </draw:line>
        <draw:custom-shape draw:style-name="gr32" draw:text-style-name="P12" draw:layer="Couche4" svg:width="3.3cm" svg:height="2cm" svg:x="23.9cm" svg:y="5.9cm">
          <text:p text:style-name="P4"><text:span text:style-name="T1">If </text:span><text:span text:style-name="T1">on</text:span><text:span text:style-name="T1">e </text:span><text:span text:style-name="T1">pla</text:span><text:span text:style-name="T1">yer</text:span></text:p>
          <text:p text:style-name="P4"><text:span text:style-name="T1">Do</text:span><text:span text:style-name="T1">nt </text:span><text:span text:style-name="T1">ha</text:span><text:span text:style-name="T1">ve </text:span><text:span text:style-name="T1">hp</text:span></text:p>
          <text:p text:style-name="P4"><text:span text:style-name="T1">Dis</text:span><text:span text:style-name="T1">pla</text:span><text:span text:style-name="T1">y</text:span></text:p>
          <text:p text:style-name="P4"><text:span text:style-name="T1">Wi</text:span><text:span text:style-name="T1">nn</text:span><text:span text:style-name="T1">er </text:span><text:span text:style-name="T1">an</text:span><text:span text:style-name="T1">d </text:span><text:span text:style-name="T1">exi</text:span><text:span text:style-name="T1">t </text:span><text:span text:style-name="T1">ga</text:span><text:span text:style-name="T1">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09:39:20.073835203</meta:creation-date>
    <dc:date>2019-12-17T10:25:43.104648578</dc:date>
    <meta:editing-duration>PT1H23M58S</meta:editing-duration>
    <meta:editing-cycles>5</meta:editing-cycles>
    <meta:generator>LibreOffice/6.0.7.3$Linux_X86_64 LibreOffice_project/00m0$Build-3</meta:generator>
    <meta:document-statistic meta:object-count="126"/>
  </office:meta>
</office:document-meta>
</file>